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T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s</text:p>
      <text:p text:style-name="Text_20_body">Hey everyone,</text:p>
      <text:p text:style-name="Text_20_body">Just finished up the UI/UX class, and let me tell you, it’s been a game-changer! Seriously, the skills we’ve picked up here are like building blocks for a whole range of careers in computer science and beyond. The way we’ve dived into user considerations and followed those UX/UI design guides, it’s like getting a backstage pass to creating apps that people actually love to use. And can we talk about app stores? These skills are practically the secret password for getting in there!</text:p>
      <text:p text:style-name="Text_20_body">As we keep leveling up our UI/UX prowess, remember, the user is our North Star. It’s like having a built-in GPS for development. In a UI/UX role, we’ll be like the Avengers of design, collaborating with product folks and engineering maestros. From brainstorming big ideas to simplifying design puzzles, it’s all about making the user’s life easier and better. We’re like the translators of user needs, turning them into wireframes and mockups that just make sense.</text:p>
      <text:p text:style-name="Text_20_body">Looking back at Project Two, here are three key things I’ve learned:</text:p>
      <text:list xml:id="list842157046" text:style-name="L1">
        <text:list-item>
          <text:p text:style-name="P2"><text:span text:style-name="T1">User-Centered Everything:</text:span> Seriously, it’s all about the user. Every decision, every pixel, it’s like a love letter to them.</text:p>
        </text:list-item>
        <text:list-item>
          <text:p text:style-name="P2"><text:span text:style-name="T1">Iteration is Magic:</text:span> The power of trying, tweaking, and trying again is like a real-life game cheat. It’s how you unlock the best designs.</text:p>
        </text:list-item>
        <text:list-item>
          <text:p text:style-name="P2"><text:span text:style-name="T1">Design is Communication:</text:span> It’s not just pretty pictures; it’s a conversation with users. And the better we speak their language, the happier they’ll be.</text:p>
        </text:list-item>
      </text:list>
      <text:p text:style-name="First_20_paragraph">Now, I still have a couple of questions swimming around in my design-loving brain:</text:p>
      <text:list xml:id="list2141590488" text:style-name="L2">
        <text:list-item>
          <text:p text:style-name="P3"><text:span text:style-name="T1">How Do You Handle Design Conflicts?</text:span> When product and design ideas clash, how do you find that sweet spot in the middle?</text:p>
        </text:list-item>
        <text:list-item>
          <text:p text:style-name="P3"><text:span text:style-name="T1">The Ethereal “Intuition” Factor:</text:span> You know that gut feeling when you’re designing? How do you balance that intuition with solid user data?</text:p>
        </text:list-item>
      </text:list>
      <text:p text:style-name="First_20_paragraph">Oh, and about Project One, my question about how UI/UX fits into different career paths got answered big time in this class. It’s like a secret sauce that can spice up any role in tech. So, yeah, consider me enlightened!</text:p>
      <text:p text:style-name="Text_20_body">Wishing everyone a UI/UX-filled journey ahead. Let’s keep rocking the design world and making the user experience truly amazing!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dis</dc:title>
    <dc:description/>
    <dc:subject/>
    <meta:keyword/>
    <meta:initial-creator/>
    <dc:creator/>
    <meta:creation-date>2023-08-16T02:09:47Z</meta:creation-date>
    <dc:date>2023-08-16T02:09:47Z</dc:date>
    <meta:document-statistic meta:table-count="0" meta:image-count="0" meta:object-count="0" meta:page-count="1" meta:paragraph-count="14" meta:word-count="365" meta:character-count="2145" meta:non-whitespace-character-count="1798"/>
    <meta:user-defined meta:name="generator">pandoc</meta:user-defined>
    <meta:user-defined meta:name="viewport">width=device-width, initial-scale=1.0, user-scalable=yes</meta:user-defined>
  </office:meta>
</office:document-meta>
</file>